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TML Chapter 13</text:p>
      <text:p text:style-name="Standard">Web Promotion</text:p>
      <text:p text:style-name="Standard"/>
      <text:p text:style-name="Standard">13.1</text:p>
      <text:p text:style-name="Standard">Search Engine Overview</text:p>
      <text:p text:style-name="Standard">-using a search engine is a popular way to navigate the web and find websites</text:p>
      <text:p text:style-name="Standard">-a search engine listing helps customers find your site and increases the chance that they will make a purchase</text:p>
      <text:p text:style-name="Standard">-search engine listings can be an excellent marketing tool </text:p>
      <text:p text:style-name="Standard"/>
      <text:p text:style-name="Standard">13.2</text:p>
      <text:p text:style-name="Standard">Popular Search Engines</text:p>
      <text:p text:style-name="Standard">-According to NetMarketShare</text:p>
      <text:p text:style-name="Standard">Google 77.98%</text:p>
      <text:p text:style-name="Standard">Bing 7.81%</text:p>
      <text:p text:style-name="Standard">Baidu 7.71%</text:p>
      <text:p text:style-name="Standard">Yahoo! 5.05%</text:p>
      <text:p text:style-name="Standard">-Google's popularity has continued to grow since it was founded in the late 90s. The simple and whimsical interface combined with quick loading and useful results has made it a favorite of web users</text:p>
      <text:p text:style-name="Standard"/>
      <text:p text:style-name="Standard">13.3</text:p>
      <text:p text:style-name="Standard">Components of a Search Engine</text:p>
      <text:p text:style-name="Standard">-Search Engines have the following components: Robot, Database, Search Form</text:p>
      <text:p text:style-name="Standard"/>
      <text:p text:style-name="Standard">Robot</text:p>
      <text:p text:style-name="Standard">-sometimes called a spider or bot</text:p>
      <text:p text:style-name="Standard">-program that automatically traverses the hypertext structure o the web by retrieving a web page document and following the hyperlinks on the page</text:p>
      <text:p text:style-name="Standard">-it moves like a robot spider on the web, accessing and documenting web pages</text:p>
      <text:p text:style-name="Standard">-the robot categorizes the pages and stores info about the website and the web pages in a database</text:p>
      <text:p text:style-name="Standard">-various robots work differently, but in general they access and may store the following sections of web pages: Titles, Meta Tag Descriptions, and some of the text on the page (usually the first few sentences or the text contained in heading tags)</text:p>
      <text:p text:style-name="Standard">-Web Robots Pages robotstxt.org</text:p>
      <text:p text:style-name="Standard"/>
      <text:p text:style-name="Standard">Database</text:p>
      <text:p text:style-name="Standard">-a database is a collection of info that is organized so that its contents can be easily accessed, managed, and updated</text:p>
      <text:p text:style-name="Standard">-a database management system (DBMS), such as Oracle, SQL. Server, MySQL, or IBM DB2 is used to configure and manage the database</text:p>
      <text:p text:style-name="Standard">-the web page that displays the results of your search has information from the database accessed by the search engine site</text:p>
      <text:p text:style-name="Standard">-according to Bruce Clay, some search engines receive portions of their content from other search engines. For example, Yahoo receives its primary search results from Google</text:p>
      <text:p text:style-name="Standard"/>
      <text:p text:style-name="Standard">Search Form</text:p>
      <text:p text:style-name="Standard">-the search form is the component of a search engine that users are most familiar with</text:p>
      <text:p text:style-name="Standard">-the search form is the graphical user interface that allows a user to type in a word or phrase to search for. It is usually a text box and a submit button</text:p>
      <text:p text:style-name="Standard"><text:soft-page-break/>-the visitor to the search engine types in words (called keywords) related to their search into the text box. When the form is submitted, the data typed into the text box is sent to a server-side script that searches the database using the keywords entered</text:p>
      <text:p text:style-name="Standard">-the search results (also called the result set) are a list of information, such as the URLs for web pages, along with additional information which might include the page title, a brief description, the first few lines of text, or the size of the page. the type of additional information varies by search engine</text:p>
      <text:p text:style-name="Standard">-next, the web server at the search engine site sends the Search Engine Results Page (SERP) to your browser for display</text:p>
      <text:p text:style-name="Standard">-the order in which pages are displayed may depend on paid advertisements, alphabetical order, and link popularity. Each search engine has its own policy for ordering the search results, be aware that these policies can change over time</text:p>
      <text:p text:style-name="Standard"/>
      <text:p text:style-name="Standard">-the components of a search engine work together to obtain information about web pages, store information about web pages, and provide a graphical user interface to facilitate searching for and displaying a list of web pages that are relevant to the given keywords</text:p>
      <text:p text:style-name="Standard"/>
      <text:p text:style-name="Standard">13.4</text:p>
      <text:p text:style-name="Standard">Search Engine Optimization</text:p>
      <text:p text:style-name="Standard">-SEO (search engine optimization) is how pages are designed in order to work better with search engines and be easier to find</text:p>
      <text:p text:style-name="Standard"/>
      <text:p text:style-name="Standard">Keywords</text:p>
      <text:p text:style-name="Standard">-spend time brainstorming terms and phrases that people may use when searching for your site, make a list of them</text:p>
      <text:p text:style-name="Standard">-these terms or phrases that describe your website or business are your keywords</text:p>
      <text:p text:style-name="Standard"/>
      <text:p text:style-name="Standard">Page Titles</text:p>
      <text:p text:style-name="Standard">-a descriptive page title (the text between &lt;title&gt; tags) which includes your company and/or website name will help your site market itself</text:p>
      <text:p text:style-name="Standard">-it is common for search engines to display the text in the page title in the SERP</text:p>
      <text:p text:style-name="Standard">-the page title is also saved by default when a visitor bookmarks your site and is often included when a visitor prints a page of your site</text:p>
      <text:p text:style-name="Standard">-avoid using the same title for every page: include keywords in the page title that are appropriate for the page</text:p>
      <text:p text:style-name="Standard">-ie. “Trillium Media DesignL Custom E-Commerce Solutions” is better than just “Trillium Media Design”</text:p>
      <text:p text:style-name="Standard"/>
      <text:p text:style-name="Standard">Heading Tags</text:p>
      <text:p text:style-name="Standard">-use structural tags, such as &lt;h1&gt;, &lt;h2&gt;, and so on to organize your page content</text:p>
      <text:p text:style-name="Standard">-if it is appropriate for web page content, also include some keywords in the text contained within the heading tags. Some search engines will give a higher list position if keywords are included in a page title or heading</text:p>
      <text:p text:style-name="Standard">-also include keywords as appropriate in the page text content; however, avoid spamming keywords, do not just list them over and over again</text:p>
      <text:p text:style-name="Standard">-the programs behind search engines are becoming more sophisticated all the time and you can actually be prevented from being listed if it is perceived that your are not being honest or are trying to cheat the system</text:p>
      <text:p text:style-name="Standard"/>
      <text:p text:style-name="Standard"/>
      <text:p text:style-name="Standard"><text:soft-page-break/>Description </text:p>
      <text:p text:style-name="Standard">-what is special about your website that would make someone want to visit? With this in mind, write a few sentences about your website or business. This description should be inviting and interesting so that a person searching the web will choose your site from the list provided by a search engine</text:p>
      <text:p text:style-name="Standard">-some search engines will display your description in their search engine results</text:p>
      <text:p text:style-name="Standard">-the description is placed on a web page by adding an html meta tag to the head section</text:p>
      <text:p text:style-name="Standard"/>
      <text:p text:style-name="Standard">Description Meta Tag</text:p>
      <text:p text:style-name="Standard">-a meta tag is a self-contained tag that is placed in the head section of a web page. So far you have used the meta tag to indicate character encoding, but there are a number of other uses as well for meta tags</text:p>
      <text:p text:style-name="Standard">-for this section we'll focus on providing a description meta tag</text:p>
      <text:p text:style-name="Standard">-the description meta tag content is displayed on the SERP by some search engines, such as Google. The content attribute indicates the values needed for that specific use</text:p>
      <text:p text:style-name="Standard">-the description value for the name attribute indicates that the use of the meta tag is to provide a description </text:p>
      <text:p text:style-name="Standard">-for example, a description meta tag for a website about a web development consulting firm called Acme Design could be configured as follows:</text:p>
      <text:p text:style-name="Standard">&lt;meta name =”description” content=”Acme Design, a premier web consulting group that specializes in e-commerce, web design, web development, and website redesign.”&gt;</text:p>
      <text:p text:style-name="Standard"/>
      <text:p text:style-name="Standard">What If I Don't Want A Search Engine To Index A Page?</text:p>
      <text:p text:style-name="Standard">-you can use a meta tag to indicate to a search robot that a page should not be indexed and the links should not be followed. Do this with a robots meta tag as follows:</text:p>
      <text:p text:style-name="Standard">&lt;meta name=”robots” content=”noindex, nofollow”&gt;</text:p>
      <text:p text:style-name="Standard"/>
      <text:p text:style-name="Standard">Linking</text:p>
      <text:p text:style-name="Standard">-verify that all hyperlinks are working, each page on your site should be reachable by a text hyperlink </text:p>
      <text:p text:style-name="Standard">-the text should be descriptive (avoid phrases like “more info” and “click here”) and should include keywords as appropriate</text:p>
      <text:p text:style-name="Standard">-inbound links (sometimes called incoming links) are also a factor in SEOP; see the link popularity section later in this chapter</text:p>
      <text:p text:style-name="Standard"/>
      <text:p text:style-name="Standard">Images and Multimedia</text:p>
      <text:p text:style-name="Standard">-be mindful that search engine robots do not “see” the text embedded within your images and multimedia</text:p>
      <text:p text:style-name="Standard">-configure meaningful alternate text for images, include relevant keywords in the alternate text</text:p>
      <text:p text:style-name="Standard"/>
      <text:p text:style-name="Standard">Valid Code</text:p>
      <text:p text:style-name="Standard">-search engines do not require that your html and css pass validation tests, but code that is valid and well structured is likely to be more easily processed by search engine robots. This may help with your placement in the search engine results</text:p>
      <text:p text:style-name="Standard"/>
      <text:p text:style-name="Standard">Content of Value</text:p>
      <text:p text:style-name="Standard">-probably the most basic, but often overlooked, component of SEO is providing content of value contained within a website that follows web design best practices. Your website should contain high-quality, well-organized content that is of value to your visitors</text:p>
      <text:p text:style-name="Standard"/>
      <text:p text:style-name="Standard"/>
      <text:p text:style-name="Standard"/>
      <text:p text:style-name="Standard"><text:soft-page-break/>13.5</text:p>
      <text:p text:style-name="Standard">Listing in a Search Engine</text:p>
      <text:p text:style-name="Standard">-before submitting your website to a search engine, be sure that is complete and that you have followed basic SEO techniques</text:p>
      <text:p text:style-name="Standard"/>
      <text:p text:style-name="Standard">Step 1</text:p>
      <text:p text:style-name="Standard">-visit the search engine website and look for the “add site” or “list url” link in the About Us page</text:p>
      <text:p text:style-name="Standard"/>
      <text:p text:style-name="Standard">Step 2</text:p>
      <text:p text:style-name="Standard">-sign in with your google account, follow the directions on the page, and submit the form to request that your site be added to the search engine. At other search engines, there may be a fee for an automatic listing, called paid inclusion</text:p>
      <text:p text:style-name="Standard"/>
      <text:p text:style-name="Standard">Step 3</text:p>
      <text:p text:style-name="Standard">-the spider from the search engine will index your site, this may take several weeks</text:p>
      <text:p text:style-name="Standard"/>
      <text:p text:style-name="Standard">Step 4</text:p>
      <text:p text:style-name="Standard">-several weeks after submitting the website, check to see if your site is listed. If it is not listed, review your pages and check whether they are optimized for search engines</text:p>
      <text:p text:style-name="Standard"/>
      <text:p text:style-name="Standard">-CPC- cost per click</text:p>
      <text:p text:style-name="Standard">-CPM- cost per thousand impressions</text:p>
      <text:p text:style-name="Standard">-CTR- Click Through Rate (ratio of the number of times an ad is clicked on to the number of times the ad is viewed)</text:p>
      <text:p text:style-name="Standard"/>
      <text:p text:style-name="Standard">Map Your Site (2 types)</text:p>
      <text:p text:style-name="Standard">-an HTML site map is a web page with a map of the site that contains a hierarchical list of hyperlinks to the major pages in your website</text:p>
      <text:p text:style-name="Standard">-an XML Sitemap is an XML file that is used by search engines, but is not accessed by your web page visitors</text:p>
      <text:p text:style-name="Standard">example:</text:p>
      <text:p text:style-name="Standard">&lt;url&gt;</text:p>
      <text:p text:style-name="Standard"><text:tab/>&lt;loc&gt;&lt;/loc&gt;</text:p>
      <text:p text:style-name="Standard"><text:tab/>&lt;lastmod&gt;&lt;/lastmod&gt;</text:p>
      <text:p text:style-name="Standard"><text:tab/>&lt;changefreq&gt;&lt;/changefreq&gt;</text:p>
      <text:p text:style-name="Standard"><text:tab/>&lt;priority&gt;&lt;/priority&gt;</text:p>
      <text:p text:style-name="Standard">&lt;/url&gt;</text:p>
      <text:p text:style-name="Standard"/>
      <text:p text:style-name="Standard">Alliances</text:p>
      <text:p text:style-name="Standard">-there are a number of alliances between certain search engines</text:p>
      <text:p text:style-name="Standard">-Open Directory Project provides directory services for a number of search engines, including google</text:p>
      <text:p text:style-name="Standard">-note alliances can change over time</text:p>
      <text:p text:style-name="Standard"/>
      <text:p text:style-name="Standard">13.6</text:p>
      <text:p text:style-name="Standard">Monitoring Search Listings</text:p>
      <text:p text:style-name="Standard">-as your sites get listed, it becomes important to determine which keywords are working, usually you need to fine tune and modify your keywords over time</text:p>
      <text:p text:style-name="Standard">-Manual Checking- visit search engines and type in keywords, assess the results</text:p>
      <text:p text:style-name="Standard">-Web Analytics- every visitor is recorded in your website log files. A website log consists of one or <text:soft-page-break/>more text files that record each visit to your site, capturing information about your visitors and about referring websites. Do note that the log is a rather cryptic text file, web analytics software can analyze the log file and create easy to read charts that help improve and optimize your website</text:p>
      <text:p text:style-name="Standard">-google also offers free web analytics</text:p>
      <text:p text:style-name="Standard"/>
      <text:p text:style-name="Standard">13.7</text:p>
      <text:p text:style-name="Standard">Link Popularity</text:p>
      <text:p text:style-name="Standard">-link popularity is a rating determined by a search engine based on the number of sites that link to a particular website and the quality of those sites</text:p>
      <text:p text:style-name="Standard">-the link popularity of a website can determine its order in the search engine results page</text:p>
      <text:p text:style-name="Standard">-one way to check which sites link to yours is to analyze your log file</text:p>
      <text:p text:style-name="Standard">-another method is to visit a website that offers link popularity checking service</text:p>
      <text:p text:style-name="Standard">-third method is to visit search engines and check yourself. On Google, type link:yourdomainname.com into the search box and the sites that link to yours will be listed</text:p>
      <text:p text:style-name="Standard"/>
      <text:p text:style-name="Standard">13.8</text:p>
      <text:p text:style-name="Standard">Social Media Optimization</text:p>
      <text:p text:style-name="Standard">-reach out to visitors with social media optimization (SMO) by creating content of value that is easily sharable</text:p>
      <text:p text:style-name="Standard">-the benefits of SMO include increased awareness of your brand, along with an increase in the number of inbound links</text:p>
      <text:p text:style-name="Standard">-make it easy for your visitors to add your site to social bookmarking sites and social networking sites like Twitter and Facebook</text:p>
      <text:p text:style-name="Standard">-you can code hyperlinks to these yourself or use a content sharing service such as AddThis</text:p>
      <text:p text:style-name="Standard"/>
      <text:p text:style-name="Standard">Blogs and RSS Feeds</text:p>
      <text:p text:style-name="Standard">-blogs are easily updatable and readily available journals on the web. The power of the blog to share info and elicit comments is being used by businesses of various types to build and expand customer relationships</text:p>
      <text:p text:style-name="Standard">-most blog hosting sites, such as Google's Blogger and Wordpress, offer free RSS (Really Simple Syndication or Rich Site Summary) feeds of blog content</text:p>
      <text:p text:style-name="Standard">-the RSS feed for a blox is an XML file (with a .rss file extension) that contains a summary of postings with links to a blog or another website. Your customers or business partners can subscribe to the RSS feed and automatically be updated when you've posted new content</text:p>
      <text:p text:style-name="Standard">-RSS feeds are usually identified by an orange button with “XML” or “RSS” in the text</text:p>
      <text:p text:style-name="Standard"/>
      <text:p text:style-name="Standard">Social Networking</text:p>
      <text:p text:style-name="Standard">join groups on social networking sites to find and connect with current and potential visitors</text:p>
      <text:p text:style-name="Standard">-create portable content that promotes your website and publish it </text:p>
      <text:p text:style-name="Standard">-be active on miceroblogging sites</text:p>
      <text:p text:style-name="Standard">-let viral marketing go to work for you as current and potential visitors find and share your content, which should increase awareness and bring new and returning visitors to your site</text:p>
      <text:p text:style-name="Standard"/>
      <text:p text:style-name="Standard">13.9</text:p>
      <text:p text:style-name="Standard">Other Site Promotion Activities</text:p>
      <text:p text:style-name="Standard">-Quick Response (QR) codes, affiliate programs, banner ads, banner exchanges, reciprocal link agreements, newsletters, personal recommendations, traditional media advertising, and placement of the URL on all promotional materials can help promote your website</text:p>
      <text:p text:style-name="Standard"/>
      <text:p text:style-name="Standard"><text:soft-page-break/>Quick Response (QR) Codes</text:p>
      <text:p text:style-name="Standard">-a QR code is a two dimensional barcode in a square pattern that is readable by a smartphone camera scan application or a QR barcode reader</text:p>
      <text:p text:style-name="Standard">-the data encoded can be text, a telephone number, or even the URL of a website. There are many free online QR code generators</text:p>
      <text:p text:style-name="Standard">-free apps such as ScanLife and QR Code Scanner are available for smartphones that use the camera feature to scan the QR code</text:p>
      <text:p text:style-name="Standard"/>
      <text:p text:style-name="Standard">Affiliate Programs</text:p>
      <text:p text:style-name="Standard">-the essence of affiliate programs is that one website (the affiliate) promotes another website's products or services (the merchant) in exchange for a commission. Both websites benefit from this association </text:p>
      <text:p text:style-name="Standard">-Amazon reportedly began the first affiliate marketing program</text:p>
      <text:p text:style-name="Standard">-view the CJ Affiliate website to see a program that matches websites with potential affiliate programs</text:p>
      <text:p text:style-name="Standard"/>
      <text:p text:style-name="Standard">Banner Ads</text:p>
      <text:p text:style-name="Standard">-a banner add is typically a graphic image that is used to announce and advertise the name or identity of a site. Banner ads are image hyperlinks that display the advertised site when clicked</text:p>
      <text:p text:style-name="Standard">-there is no official size for a banner ad, but the Interactive Advertising Bureau (IAB) recommends a leaderboard (728 x 90 pixels) and a wide skyscraper (160 x 600 pixles)</text:p>
      <text:p text:style-name="Standard">-the IAB is overhauling the standards and planning to move to aspect-ratio sizes that work well on multiple devices</text:p>
      <text:p text:style-name="Standard">-cost to display your banner ad can vary depending on the site. Some websites charge by the impression (usually in terms of cost per thousand impressions, or CPM). Others charge for click-throughs only (when a banner ad is clicked)</text:p>
      <text:p text:style-name="Standard">-most search engines sell ads and will display your ad on a results page for a keyword that relates to your site</text:p>
      <text:p text:style-name="Standard">-a study from A ClickZ posits that standard banner ads helped boost brand awareness, but other formats such as skyscrapers and larger rectangular ads were 3-6 times more effective in increasing brand awareneess and message association</text:p>
      <text:p text:style-name="Standard">-media technologies such as audio, video, and animation also have a greater impact and increase branding effectiveness</text:p>
      <text:p text:style-name="Standard"/>
      <text:p text:style-name="Standard">Banner Exchange</text:p>
      <text:p text:style-name="Standard">-you agree to show banners from other sites and they will show your banner</text:p>
      <text:p text:style-name="Standard">-details of these programs vary</text:p>
      <text:p text:style-name="Standard"/>
      <text:p text:style-name="Standard">Reciprocal Link Agreements</text:p>
      <text:p text:style-name="Standard">-a reciprocal link agreement is usually between two sites with related or complementary content. You agree to link to each other. The result should be more visitors for each site</text:p>
      <text:p text:style-name="Standard">-to set up a reciprocal link agreement, contact the site's webmaster (usually by email) nad ask</text:p>
      <text:p text:style-name="Standard"/>
      <text:p text:style-name="Standard">Newsletters</text:p>
      <text:p text:style-name="Standard">-a newsletter can bring return visitors to your site</text:p>
      <text:p text:style-name="Standard">-the first step is to collect email addresses, allow website visitors to opt in to receive your newsletter by filling out a form that typically collects the visitor's name and email address</text:p>
      <text:p text:style-name="Standard">-offer your visitors some perceived value – timely info on a topic, discounts, etc</text:p>
      <text:p text:style-name="Standard">-send out the newsletter with fresh, compelling content regularly. This helps remind previous visitors about your site</text:p>
      <text:p text:style-name="Standard"/>
      <text:p text:style-name="Standard"><text:soft-page-break/>Sticky Site Features</text:p>
      <text:p text:style-name="Standard">-stickiness is the ability to keep visitors on your site</text:p>
      <text:p text:style-name="Standard">-display your interesting and compelling content along with features that encourage stickiness, such as news updates, polls and surveys, and chats or message boards</text:p>
      <text:p text:style-name="Standard"/>
      <text:p text:style-name="Standard">Personal Recommendations</text:p>
      <text:p text:style-name="Standard">-some sites offer a link that is used with a phrase such as “email this article” or “send this page to a friend”</text:p>
      <text:p text:style-name="Standard">-this personal recommendation brings a new visitor who is likely to be interested in the content of your site</text:p>
      <text:p text:style-name="Standard"/>
      <text:p text:style-name="Standard">Website Forum Postings</text:p>
      <text:p text:style-name="Standard">-subscribe to forums related to your website content</text:p>
      <text:p text:style-name="Standard">-do not reply to postings with an advertisement of your site, instead reply to postings when your response can offer assistance or advice. Include a signature line with your website URL</text:p>
      <text:p text:style-name="Standard">-be subtle, you can get banned from forums if a moderator perceives that you are merely advertising</text:p>
      <text:p text:style-name="Standard"/>
      <text:p text:style-name="Standard">Traditional Media Ads and Existing Marketing Materials</text:p>
      <text:p text:style-name="Standard">-don't forget to mention your website in any print, TV, or radio ads that your organization runs. Include the URL on all brochures, stationary, and business cards</text:p>
      <text:p text:style-name="Standard"/>
      <text:p text:style-name="Standard">13.10</text:p>
      <text:p text:style-name="Standard">Serving Dynamic Content with Inline Frames</text:p>
      <text:p text:style-name="Standard">-inline frames are widely used on the web for marketing and promotional purposes, including displaying banner ads, playing multimedia that may be hosted on a separate web server, and serving content for associate and partner sites to display </text:p>
      <text:p text:style-name="Standard">-the strength of inline frames is separation of control</text:p>
      <text:p text:style-name="Standard">-the dynamic content (such as the banner ad or multimedia clip) can be changed by a project team without allowing them access to change the rest of the website. ie. For a banner ad, a third party organization (such as DoubleClick) has control over the ad content, but is prevented from updating the other items on the page. This is accomplished by configuring the dynamic content (in the form of banner ads) within an inline frame</text:p>
      <text:p text:style-name="Standard"/>
      <text:p text:style-name="Standard">The Iframe element</text:p>
      <text:p text:style-name="Standard">-an inline frame, also called a floating frame, can be placed on the body of any web page, similar to the way you would place an image on a web page</text:p>
      <text:p text:style-name="Standard">-the iframe element configures an infline frame that displays the contents of another web page within your web page document, which is referred to as nested browsing</text:p>
      <text:p text:style-name="Standard">-an iframe element begins with an &lt;iframe&gt; tag and ends with a =n &lt;/iframe&gt; tag</text:p>
      <text:p text:style-name="Standard">-fallback content should be displayed if the browser does not support inline frames (such as a text description or hyperlink to the actual web page) should be placed between the tags</text:p>
      <text:p text:style-name="Standard">-example:</text:p>
      <text:p text:style-name="Standard">&lt;iframe src=”trillium.html” title=”Trillium Wild Flower” height=”160” width=”350” name=”flower”&gt;</text:p>
      <text:p text:style-name="Standard">Description of the lovely Spring wild flower, the &lt;a href=”trillium.html” target=”_blank”&gt;Trillium&lt;/a&gt;</text:p>
      <text:p text:style-name="Standard">&lt;/iframe&gt;</text:p>
      <text:p text:style-name="Standard"/>
      <text:p text:style-name="Standard">Table 13.1 The iframe element attributes</text:p>
      <text:p text:style-name="Standard">-src- the url of the web page to be displayed in the inline frame</text:p>
      <text:p text:style-name="Standard">-height- inline frame height in pixels</text:p>
      <text:p text:style-name="Standard"><text:soft-page-break/>-width- inline frame width in pixels</text:p>
      <text:p text:style-name="Standard">-id- optional; text name, alphanumeric, beginning with a letter, no spaces; the value must be unique and not used for other id values on the same web page document </text:p>
      <text:p text:style-name="Standard">-name- optional; text name, alphanumeric, beginning with a letter, no spaces; this attribute names the inline frame</text:p>
      <text:p text:style-name="Standard">-sandbox- optional; disallow/disable features such as plug-ins, scripts, forms (new in html5)</text:p>
      <text:p text:style-name="Standard">-title- optional; specifies a brief text description that may be displayed by browsers or assistive technologies</text:p>
      <text:p text:style-name="Standard"/>
      <text:p text:style-name="Standard">Video in an Inline Frame</text:p>
      <text:p text:style-name="Standard">-YouTube is a popular website for sharing videos for both personal and business use. When a video is uploaded to YouTube, the creator can choose to share their video with others</text:p>
      <text:p text:style-name="Standard">-it's easy to display a youtube video on your web page; just select Share and then copy and paste the html into your web page source code. The code uses an iframe element to display a web page file within your web page</text:p>
      <text:p text:style-name="Standard">-YouTube detects the browser and operating system of your web page visitor and serves the content in an appropriate format with either flash or html5 video</text:p>
      <text:p text:style-name="Standard"/>
      <text:p text:style-name="Standard">Hands on Practice 13.1</text:p>
      <text:p text:style-name="Standard">adding a youtube video using the iframe element</text:p>
      <text:p text:style-name="Standard">&lt;iframe src=”<text:a xlink:type="simple" xlink:href="http://www.youtube.com/embed/2CuOug8KDWI" text:style-name="Internet_20_link" text:visited-style-name="Visited_20_Internet_20_Link">http://www.youtube.com/embed/2CuOug8KDWI</text:a>” width=”640” height=”395”&gt;</text:p>
      <text:p text:style-name="Standard">View the &lt;a href=”<text:a xlink:type="simple" xlink:href="https://youtu.be/2CuOug8KDWI" text:style-name="Internet_20_link" text:visited-style-name="Visited_20_Internet_20_Link">https://youtu.be/2CuOug8KDWI</text:a>”&gt;YouTube Video&lt;/a&gt;</text:p>
      <text:p text:style-name="Standard">&lt;/ifram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1-23T16:00:06.97</meta:creation-date>
    <meta:generator>OpenOffice/4.1.7$Win32 OpenOffice.org_project/417m1$Build-9800</meta:generator>
    <dc:date>2020-11-27T14:42:12.54</dc:date>
    <meta:editing-duration>PT1H12M3S</meta:editing-duration>
    <meta:editing-cycles>39</meta:editing-cycles>
    <meta:document-statistic meta:table-count="0" meta:image-count="0" meta:object-count="0" meta:page-count="8" meta:paragraph-count="210" meta:word-count="3248" meta:character-count="19362"/>
  </office:meta>
</office:document-meta>
</file>